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58.35mm"/>
    </style:style>
    <style:style style:name="co6" style:family="table-column">
      <style:table-column-properties fo:break-before="auto" style:column-width="5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kosci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gracz1</text:p>
          </table:table-cell>
          <table:table-cell table:style-name="ce1" office:value-type="string" calcext:value-type="string">
            <text:p>gracz2</text:p>
          </table:table-cell>
          <table:table-cell table:style-name="ce1" office:value-type="string" calcext:value-type="string">
            <text:p>gracz3</text:p>
          </table:table-cell>
          <table:table-cell table:style-name="ce1" office:value-type="string" calcext:value-type="string">
            <text:p>gracz4</text:p>
          </table:table-cell>
          <table:table-cell table:style-name="ce1" office:value-type="string" calcext:value-type="string">
            <text:p>gracz5</text:p>
          </table:table-cell>
          <table:table-cell table:style-name="ce1" office:value-type="string" calcext:value-type="string">
            <text:p>gracz6</text:p>
          </table:table-cell>
          <table:table-cell table:style-name="ce1" office:value-type="string" calcext:value-type="string">
            <text:p>gracz7</text:p>
          </table:table-cell>
          <table:table-cell table:style-name="ce1" office:value-type="string" calcext:value-type="string">
            <text:p>gracz8</text:p>
          </table:table-cell>
          <table:table-cell table:style-name="ce1" office:value-type="string" calcext:value-type="string">
            <text:p>gracz9</text:p>
          </table:table-cell>
          <table:table-cell table:style-name="ce1" office:value-type="string" calcext:value-type="string">
            <text:p>gracz10</text:p>
          </table:table-cell>
          <table:table-cell/>
          <table:table-cell table:style-name="ce3" office:value-type="string" calcext:value-type="string" table:number-columns-spanned="3" table:number-rows-spanned="1">
            <text:p>maksymalna możliwa liczba punktów do zdobycia</text:p>
          </table:table-cell>
          <table:covered-table-cell table:number-columns-repeated="2" table:style-name="ce5"/>
          <table:table-cell table:style-name="ce4" table:formula="of:=6+6+6+6+4*2+6*3+5" office:value-type="float" office:value="55" calcext:value-type="float">
            <text:p>5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 calcext:value-type="string">
            <text:p>rzut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zn</text:p>
          </table:table-cell>
          <table:table-cell table:style-name="ce5" office:value-type="string" calcext:value-type="string">
            <text:p>6pkt za każdą 6</text:p>
          </table:table-cell>
          <table:table-cell table:style-name="ce5" office:value-type="string" calcext:value-type="string">
            <text:p>+2pkt za każdą 6 (z bonusów)</text:p>
          </table:table-cell>
          <table:table-cell table:style-name="ce5" office:value-type="string" calcext:value-type="string">
            <text:p>+3pkt za każdą "parę" (z bonusów)</text:p>
          </table:table-cell>
          <table:table-cell table:style-name="ce5" office:value-type="string" calcext:value-type="string">
            <text:p>+5pkt za wszystkie jednakowe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rzut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/>
          <table:table-cell table:style-name="ce5"/>
          <table:table-cell table:style-name="ce5" office:value-type="string" calcext:value-type="string">
            <text:p>4*6+</text:p>
          </table:table-cell>
          <table:table-cell table:style-name="ce5" office:value-type="string" calcext:value-type="string">
            <text:p>4*2+</text:p>
          </table:table-cell>
          <table:table-cell table:style-name="ce5" office:value-type="string" calcext:value-type="string">
            <text:p>6*3+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zut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zut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punkty</text:p>
          </table:table-cell>
          <table:table-cell table:style-name="ce2" table:formula="of:=SUM([.B$3:.B$6];IF([.B$3]=6;2;0);IF([.B$4]=6;2;0);IF([.B$5]=6;2;0);IF([.B$6]=6;2;0);IF([.B$3]=[.B$4]=[.B$5]=[.B$6];5;0);IF([.B$3]=[.B$4];3;0);IF([.B$3]=[.B$5];3;0);IF([.B$3]=[.B$6];3;0);IF([.B$5]=[.B$4];3;0);IF([.B$6]=[.B$4];3;0);IF([.B$5]=[.B$6];3;0))" office:value-type="float" office:value="12" calcext:value-type="float">
            <text:p>12</text:p>
          </table:table-cell>
          <table:table-cell table:style-name="ce2" table:formula="of:=SUM([.C$3:.C$6];IF([.C$3]=6;2;0);IF([.C$4]=6;2;0);IF([.C$5]=6;2;0);IF([.C$6]=6;2;0);IF([.C$3]=[.C$4]=[.C$5]=[.C$6];5;0);IF([.C$3]=[.C$4];3;0);IF([.C$3]=[.C$5];3;0);IF([.C$3]=[.C$6];3;0);IF([.C$5]=[.C$4];3;0);IF([.C$6]=[.C$4];3;0);IF([.C$5]=[.C$6];3;0))" office:value-type="float" office:value="26" calcext:value-type="float">
            <text:p>26</text:p>
          </table:table-cell>
          <table:table-cell table:style-name="ce2" table:formula="of:=SUM([.D$3:.D$6];IF([.D$3]=6;2;0);IF([.D$4]=6;2;0);IF([.D$5]=6;2;0);IF([.D$6]=6;2;0);IF([.D$3]=[.D$4]=[.D$5]=[.D$6];5;0);IF([.D$3]=[.D$4];3;0);IF([.D$3]=[.D$5];3;0);IF([.D$3]=[.D$6];3;0);IF([.D$5]=[.D$4];3;0);IF([.D$6]=[.D$4];3;0);IF([.D$5]=[.D$6];3;0))" office:value-type="float" office:value="26" calcext:value-type="float">
            <text:p>26</text:p>
          </table:table-cell>
          <table:table-cell table:style-name="ce2" table:formula="of:=SUM([.E$3:.E$6];IF([.E$3]=6;2;0);IF([.E$4]=6;2;0);IF([.E$5]=6;2;0);IF([.E$6]=6;2;0);IF([.E$3]=[.E$4]=[.E$5]=[.E$6];5;0);IF([.E$3]=[.E$4];3;0);IF([.E$3]=[.E$5];3;0);IF([.E$3]=[.E$6];3;0);IF([.E$5]=[.E$4];3;0);IF([.E$6]=[.E$4];3;0);IF([.E$5]=[.E$6];3;0))" office:value-type="float" office:value="26" calcext:value-type="float">
            <text:p>26</text:p>
          </table:table-cell>
          <table:table-cell table:style-name="ce2" table:formula="of:=SUM([.F$3:.F$6];IF([.F$3]=6;2;0);IF([.F$4]=6;2;0);IF([.F$5]=6;2;0);IF([.F$6]=6;2;0);IF([.F$3]=[.F$4]=[.F$5]=[.F$6];5;0);IF([.F$3]=[.F$4];3;0);IF([.F$3]=[.F$5];3;0);IF([.F$3]=[.F$6];3;0);IF([.F$5]=[.F$4];3;0);IF([.F$6]=[.F$4];3;0);IF([.F$5]=[.F$6];3;0))" office:value-type="float" office:value="19" calcext:value-type="float">
            <text:p>19</text:p>
          </table:table-cell>
          <table:table-cell table:style-name="ce2" table:formula="of:=SUM([.G$3:.G$6];IF([.G$3]=6;2;0);IF([.G$4]=6;2;0);IF([.G$5]=6;2;0);IF([.G$6]=6;2;0);IF([.G$3]=[.G$4]=[.G$5]=[.G$6];5;0);IF([.G$3]=[.G$4];3;0);IF([.G$3]=[.G$5];3;0);IF([.G$3]=[.G$6];3;0);IF([.G$5]=[.G$4];3;0);IF([.G$6]=[.G$4];3;0);IF([.G$5]=[.G$6];3;0))" office:value-type="float" office:value="32" calcext:value-type="float">
            <text:p>32</text:p>
          </table:table-cell>
          <table:table-cell table:style-name="ce2" table:formula="of:=SUM([.H$3:.H$6];IF([.H$3]=6;2;0);IF([.H$4]=6;2;0);IF([.H$5]=6;2;0);IF([.H$6]=6;2;0);IF([.H$3]=[.H$4]=[.H$5]=[.H$6];5;0);IF([.H$3]=[.H$4];3;0);IF([.H$3]=[.H$5];3;0);IF([.H$3]=[.H$6];3;0);IF([.H$5]=[.H$4];3;0);IF([.H$6]=[.H$4];3;0);IF([.H$5]=[.H$6];3;0))" office:value-type="float" office:value="18" calcext:value-type="float">
            <text:p>18</text:p>
          </table:table-cell>
          <table:table-cell table:style-name="ce2" table:formula="of:=SUM([.I$3:.I$6];IF([.I$3]=6;2;0);IF([.I$4]=6;2;0);IF([.I$5]=6;2;0);IF([.I$6]=6;2;0);IF([.I$3]=[.I$4]=[.I$5]=[.I$6];5;0);IF([.I$3]=[.I$4];3;0);IF([.I$3]=[.I$5];3;0);IF([.I$3]=[.I$6];3;0);IF([.I$5]=[.I$4];3;0);IF([.I$6]=[.I$4];3;0);IF([.I$5]=[.I$6];3;0))" office:value-type="float" office:value="20" calcext:value-type="float">
            <text:p>20</text:p>
          </table:table-cell>
          <table:table-cell table:style-name="ce2" table:formula="of:=SUM([.J$3:.J$6];IF([.J$3]=6;2;0);IF([.J$4]=6;2;0);IF([.J$5]=6;2;0);IF([.J$6]=6;2;0);IF([.J$3]=[.J$4]=[.J$5]=[.J$6];5;0);IF([.J$3]=[.J$4];3;0);IF([.J$3]=[.J$5];3;0);IF([.J$3]=[.J$6];3;0);IF([.J$5]=[.J$4];3;0);IF([.J$6]=[.J$4];3;0);IF([.J$5]=[.J$6];3;0))" office:value-type="float" office:value="16" calcext:value-type="float">
            <text:p>16</text:p>
          </table:table-cell>
          <table:table-cell table:style-name="ce2" table:formula="of:=SUM([.K$3:.K$6];IF([.K$3]=6;2;0);IF([.K$4]=6;2;0);IF([.K$5]=6;2;0);IF([.K$6]=6;2;0);IF([.K$3]=[.K$4]=[.K$5]=[.K$6];5;0);IF([.K$3]=[.K$4];3;0);IF([.K$3]=[.K$5];3;0);IF([.K$3]=[.K$6];3;0);IF([.K$5]=[.K$4];3;0);IF([.K$6]=[.K$4];3;0);IF([.K$5]=[.K$6];3;0))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zwycięzca</text:p>
          </table:table-cell>
          <table:table-cell table:style-name="ce1" table:formula="of:=LOOKUP(MAX([.B8:.K8]);[.B8:.K8];[.B2:.K2])" office:value-type="string" office:string-value="gracz6" calcext:value-type="string">
            <text:p>gracz6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Róża Wójcicka 2Ag gr b</text:p>
          </table:table-cell>
          <table:table-cell table:number-columns-repeated="4"/>
          <table:table-cell table:style-name="ce2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6:06:15.006422068</meta:creation-date>
    <dc:date>2020-09-19T19:05:33.917429527</dc:date>
    <meta:editing-duration>PT37M25S</meta:editing-duration>
    <meta:editing-cycles>2</meta:editing-cycles>
    <meta:generator>LibreOffice/6.0.7.3$Linux_X86_64 LibreOffice_project/00m0$Build-3</meta:generator>
    <meta:document-statistic meta:table-count="1" meta:cell-count="79" meta:object-count="0"/>
  </office:meta>
</office:document-meta>
</file>